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f4f36"/>
    </style:style>
    <style:style style:name="P2" style:family="paragraph" style:parent-style-name="Heading_20_4">
      <style:paragraph-properties fo:margin-top="0.25in" fo:margin-bottom="0.1665in" style:contextual-spacing="false"/>
      <style:text-properties style:use-window-font-color="true" loext:opacity="0%" style:font-name="Cambria" fo:font-weight="bold" style:font-name-asian="Cambria1" style:font-weight-asian="bold" style:font-name-complex="Cambria1" style:font-size-complex="12pt" style:font-weight-complex="bold"/>
    </style:style>
    <style:style style:name="P3" style:family="paragraph" style:parent-style-name="code-line">
      <style:paragraph-properties fo:margin-top="0.1945in" fo:margin-bottom="0.1665in" style:contextual-spacing="false"/>
      <style:text-properties style:font-name="Cambria" style:font-name-asian="Cambria1" style:font-name-complex="Cambria1"/>
    </style:style>
    <style:style style:name="P4" style:family="paragraph" style:parent-style-name="code-line" style:list-style-name="WWNum7">
      <style:paragraph-properties fo:margin-top="0.1945in" fo:margin-bottom="0in" style:contextual-spacing="false"/>
      <style:text-properties style:font-name="Cambria" style:font-name-asian="Cambria1" style:font-name-complex="Cambria1"/>
    </style:style>
    <style:style style:name="P5" style:family="paragraph" style:parent-style-name="code-line" style:list-style-name="WWNum7">
      <style:paragraph-properties fo:margin-top="0in" fo:margin-bottom="0in" style:contextual-spacing="false"/>
      <style:text-properties style:font-name="Cambria" style:font-name-asian="Cambria1" style:font-name-complex="Cambria1"/>
    </style:style>
    <style:style style:name="P6" style:family="paragraph" style:parent-style-name="code-line" style:list-style-name="WWNum7">
      <style:paragraph-properties fo:margin-top="0in" fo:margin-bottom="0in" style:contextual-spacing="false"/>
    </style:style>
    <style:style style:name="P7" style:family="paragraph" style:parent-style-name="code-line" style:list-style-name="WWNum7">
      <style:paragraph-properties fo:margin-top="0in" fo:margin-bottom="0.1665in" style:contextual-spacing="false"/>
      <style:text-properties style:font-name="Cambria" style:font-name-asian="Cambria1" style:font-name-complex="Cambria1"/>
    </style:style>
    <style:style style:name="P8" style:family="paragraph" style:parent-style-name="Heading_20_4">
      <style:paragraph-properties fo:margin-top="0.25in" fo:margin-bottom="0.1665in" style:contextual-spacing="false"/>
    </style:style>
    <style:style style:name="P9" style:family="paragraph" style:parent-style-name="code-line">
      <style:paragraph-properties fo:margin-top="0.0835in" fo:margin-bottom="0in" style:contextual-spacing="false"/>
    </style:style>
    <style:style style:name="P10" style:family="paragraph" style:parent-style-name="code-line" style:list-style-name="WWNum8">
      <style:paragraph-properties fo:margin-top="0.1945in" fo:margin-bottom="0in" style:contextual-spacing="false"/>
      <style:text-properties style:font-name="Cambria" style:font-name-asian="Cambria1" style:font-name-complex="Cambria1"/>
    </style:style>
    <style:style style:name="P11" style:family="paragraph" style:parent-style-name="code-line" style:list-style-name="WWNum8">
      <style:paragraph-properties fo:margin-top="0in" fo:margin-bottom="0in" style:contextual-spacing="false"/>
      <style:text-properties style:font-name="Cambria" style:font-name-asian="Cambria1" style:font-name-complex="Cambria1"/>
    </style:style>
    <style:style style:name="P12" style:family="paragraph" style:parent-style-name="code-line" style:list-style-name="WWNum8">
      <style:paragraph-properties fo:margin-top="0in" fo:margin-bottom="0.1665in" style:contextual-spacing="false"/>
      <style:text-properties style:font-name="Cambria" style:font-name-asian="Cambria1" style:font-name-complex="Cambria1"/>
    </style:style>
    <style:style style:name="P13" style:family="paragraph" style:parent-style-name="code-line" style:list-style-name="WWNum6">
      <style:paragraph-properties fo:margin-top="0.1945in" fo:margin-bottom="0in" style:contextual-spacing="false"/>
      <style:text-properties style:font-name="Cambria" style:font-name-asian="Cambria1" style:font-name-complex="Cambria1"/>
    </style:style>
    <style:style style:name="P14" style:family="paragraph" style:parent-style-name="code-line" style:list-style-name="WWNum6">
      <style:paragraph-properties fo:margin-top="0in" fo:margin-bottom="0in" style:contextual-spacing="false"/>
      <style:text-properties style:font-name="Cambria" style:font-name-asian="Cambria1" style:font-name-complex="Cambria1"/>
    </style:style>
    <style:style style:name="P15" style:family="paragraph" style:parent-style-name="code-line" style:list-style-name="WWNum6">
      <style:paragraph-properties fo:margin-top="0in" fo:margin-bottom="0.1665in" style:contextual-spacing="false"/>
      <style:text-properties style:font-name="Cambria" style:font-name-asian="Cambria1" style:font-name-complex="Cambria1"/>
    </style:style>
    <style:style style:name="T1" style:family="text">
      <style:text-properties officeooo:rsid="000c0814"/>
    </style:style>
    <style:style style:name="T2" style:family="text">
      <style:text-properties officeooo:rsid="000f4f3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ambria" style:font-name-asian="Cambria1" style:font-name-complex="Cambria1"/>
    </style:style>
    <style:style style:name="T5" style:family="text">
      <style:text-properties style:use-window-font-color="true" loext:opacity="0%" style:font-name="Cambria" fo:font-weight="bold" style:font-name-asian="Cambria1" style:font-weight-asian="bold" style:font-name-complex="Cambria1" style:font-size-complex="12pt" style:font-weight-complex="bold"/>
    </style:style>
    <style:style style:name="T6" style:family="text">
      <style:text-properties style:font-name="Cambria" fo:font-weight="bold" style:font-name-asian="Cambria1" style:font-weight-asian="bold" style:font-name-complex="Cambria1" style:font-weight-complex="bold"/>
    </style:style>
  </office:automatic-styles>
  <office:body>
    <office:text text:use-soft-page-breaks="true">
      <text:tracked-changes>
        <text:changed-region xml:id="ct94151319256032" text:id="ct94151319256032">
          <text:insertion>
            <office:change-info>
              <dc:creator>Unknown Author</dc:creator>
              <dc:date>2025-09-11T11:00:19</dc:date>
            </office:change-info>
          </text:insertion>
        </text:changed-region>
        <text:changed-region xml:id="ct94151359117840" text:id="ct94151359117840">
          <text:insertion>
            <office:change-info>
              <dc:creator>Unknown Author</dc:creator>
              <dc:date>2026-01-17T15:21:05</dc:date>
            </office:change-info>
          </text:insertion>
        </text:changed-region>
        <text:changed-region xml:id="ct94151359493616" text:id="ct94151359493616">
          <text:deletion>
            <office:change-info>
              <dc:creator>Unknown Author</dc:creator>
              <dc:date>2026-01-17T15:21:10</dc:date>
            </office:change-info>
            <text:p text:style-name="P1"/>
            <text:p text:style-name="P1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change-start text:change-id="ct94151319256032"/><text:span text:style-name="T1">­</text:span><text:change-end text:change-id="ct94151319256032"/>Zadání maturitního projektu z informatických předmětů</text:h>
      <text:p text:style-name="Standard">Jméno a příjmení:<text:tab/><text:span text:style-name="Formulář">Bohdan Bodnarchuk</text:span></text:p>
      <text:p text:style-name="Standard">Pro školní rok:<text:tab/><text:span text:style-name="Formulář">2025/2026</text:span></text:p>
      <text:p text:style-name="Standard">Třída:<text:tab/><text:tab/><text:tab/><text:span text:style-name="Formulář">4. A</text:span></text:p>
      <text:p text:style-name="Standard">Obor:<text:tab/><text:tab/><text:tab/><text:span text:style-name="Formulář">Informační technologie 18-20-M/01</text:span></text:p>
      <text:p text:style-name="Standard"/>
      <text:p text:style-name="P1">Téma práce:<text:tab/><text:tab/><text:span text:style-name="T2">SubmiTheses</text:span><text:change-start text:change-id="ct94151359117840"/><text:span text:style-name="T2"> </text:span><text:change-end text:change-id="ct94151359117840"/><text:change text:change-id="ct94151359493616"/><text:span text:style-name="T3">Online systém pro správu a archivaci maturitních projektů<text:tab/></text:span></text:p>
      <text:p text:style-name="Standard">Vedoucí práce:<text:tab/><text:span text:style-name="T3">RNDr. Jan Koupil, Ph.D.</text:span></text:p>
      <text:p text:style-name="Standard"/>
      <text:h text:style-name="Heading_20_2" text:outline-level="2">Způsob zpracování, cíle práce, pokyny k obsahu a rozsahu práce:</text:h>
      <text:h text:style-name="P2" text:outline-level="4">Cíl projektu:</text:h>
      <text:p text:style-name="P3">Cílem projektu je navrhnout a vytvořit online aplikaci pro správu životního cyklu maturitních projektů. Systém bude sloužit jako nástroj pro evidenci, ukládání, kontrolu a archivaci studentských projektů a posudků. Důraz bude kladen na přehlednost, flexibilitu, správu přístupových práv a dlouhodobou udržitelnost systému ve školním prostředí.</text:p>
      <text:h text:style-name="P2" text:outline-level="4">Specifikace projektu:</text:h>
      <text:list text:style-name="WWNum7">
        <text:list-item>
          <text:p text:style-name="P4">Analýza a návrh:</text:p>
          <text:list>
            <text:list-item>
              <text:p text:style-name="P5">Bude provedena analýza současné praxe (např. ukládání projektů v domovských složkách) a existujících řešení v oblasti správy závěrečných prací.</text:p>
            </text:list-item>
            <text:list-item>
              <text:p text:style-name="P5">Budou definovány role uživatelů (student, vedoucí, oponent, administrátor) a jejich oprávnění.</text:p>
            </text:list-item>
            <text:list-item>
              <text:p text:style-name="P5">Bude navržena datová struktura systému a architektura aplikace.</text:p>
            </text:list-item>
          </text:list>
        </text:list-item>
        <text:list-item>
          <text:p text:style-name="P5">Evidence a správa projektů:</text:p>
          <text:list>
            <text:list-item>
              <text:p text:style-name="P5"><text:soft-page-break/>Bude implementováno přehledné rozhraní pro evidenci všech maturitních prací, včetně přiřazení řešitele, vedoucího a oponenta.</text:p>
            </text:list-item>
            <text:list-item>
              <text:p text:style-name="P6"><text:span text:style-name="T4">Systém umožní změnu těchto přiřazení i v průběhu školního roku.</text:span></text:p>
            </text:list-item>
            <text:list-item>
              <text:p text:style-name="P5">Každý student bude mít možnost nahrát text práce (povinně ve dvou formátech), anotaci, a volitelné přílohy (obrazové přílohy, odkazy apod.).</text:p>
            </text:list-item>
          </text:list>
        </text:list-item>
        <text:list-item>
          <text:p text:style-name="P5">Odevzdávání a uzamykání:</text:p>
          <text:list>
            <text:list-item>
              <text:p text:style-name="P5">Bude implementována možnost uzamykání a odemykání prací pro editaci – ručně i automaticky podle nastaveného data.</text:p>
            </text:list-item>
            <text:list-item>
              <text:p text:style-name="P5">Po uzamčení bude studentům znemožněna další úprava.</text:p>
            </text:list-item>
          </text:list>
        </text:list-item>
        <text:list-item>
          <text:p text:style-name="P5">Zadávání posudků:</text:p>
          <text:list>
            <text:list-item>
              <text:p text:style-name="P5">Vedoucí a oponent budou moci po odevzdání projektu vkládat své posudky.</text:p>
            </text:list-item>
            <text:list-item>
              <text:p text:style-name="P5">Po uplynutí lhůty pro vložení posudků již nebude možné tyto dokumenty měnit, ale studenti je budou moci vidět.</text:p>
            </text:list-item>
          </text:list>
        </text:list-item>
        <text:list-item>
          <text:p text:style-name="P5">Správa přístupů a identit:</text:p>
          <text:list>
            <text:list-item>
              <text:p text:style-name="P5">Účty budou navázány na školní doménu (např. Office 365), přičemž systém se musí umět vypořádat i s uživateli mimo doménu.</text:p>
            </text:list-item>
            <text:list-item>
              <text:p text:style-name="P5">Systém bude reflektovat možnost, že jedna osoba je vedoucím i oponentem různých projektů, a bude ji informovat o nevyřízených úkonech (např. chybějící posudky).</text:p>
            </text:list-item>
          </text:list>
        </text:list-item>
        <text:list-item>
          <text:p text:style-name="P5">Administrátorské rozhraní:</text:p>
          <text:list>
            <text:list-item>
              <text:p text:style-name="P5">Bude vytvořeno rozhraní pro správu uživatelů, projektů a aktuálního ročníku.</text:p>
            </text:list-item>
            <text:list-item>
              <text:p text:style-name="P5">Administrátor bude mít přístup ke statistikám a přehledům (např. kolik studentů ještě nemá zadání, kolik chybí posudků apod.).</text:p>
            </text:list-item>
          </text:list>
        </text:list-item>
        <text:list-item>
          <text:p text:style-name="P5">Zveřejnění vybraných prací:</text:p>
          <text:list>
            <text:list-item>
              <text:p text:style-name="P5">Bude umožněno označit vybrané projekty jako veřejné a zpřístupnit je i nepřihlášeným uživatelům.</text:p>
            </text:list-item>
            <text:list-item>
              <text:p text:style-name="P5">Takto označené práce budou mít samostatnou veřejnou stránku s anotací, soubory, odkazy a posudky, a budou sloužit jako výkladní skříň školy.</text:p>
            </text:list-item>
          </text:list>
        </text:list-item>
        <text:list-item>
          <text:p text:style-name="P5">Testování a dokumentace:</text:p>
          <text:list>
            <text:list-item>
              <text:p text:style-name="P5">Bude provedeno testování funkcionalit a uživatelského rozhraní v typických scénářích.</text:p>
            </text:list-item>
            <text:list-item>
              <text:p text:style-name="P5">Bude vytvořena uživatelská dokumentace (návody, popis funkcí) i technická dokumentace systému.</text:p>
            </text:list-item>
          </text:list>
        </text:list-item>
        <text:list-item>
          <text:p text:style-name="P5">Prezentace a obhajoba:</text:p>
          <text:list>
            <text:list-item>
              <text:p text:style-name="P5">Bude připravena prezentace projektu s ukázkou funkcí systému.</text:p>
            </text:list-item>
            <text:list-item>
              <text:p text:style-name="P7"><text:soft-page-break/>V rámci obhajoby bude popsán návrh architektury, vývojový proces a dosažené výstupy.</text:p>
            </text:list-item>
          </text:list>
        </text:list-item>
      </text:list>
      <text:h text:style-name="P8" text:outline-level="4"><text:span text:style-name="T5">Stručný časový harmonogram:</text:span></text:h>
      <text:p text:style-name="P9"><text:span text:style-name="T6">Září:</text:span><text:span text:style-name="T4"> Analýza existujících řešení, definice požadavků, výběr technologie</text:span></text:p>
      <text:p text:style-name="P9"><text:span text:style-name="T6">Říjen:</text:span><text:span text:style-name="T4"> Návrh datového modelu, návrh architektury, návrh rolí a oprávnění</text:span></text:p>
      <text:p text:style-name="P9"><text:span text:style-name="T6">Listopad:</text:span><text:span text:style-name="T4"> Implementace základní funkcionality: evidence projektů, správa uživatelů</text:span></text:p>
      <text:p text:style-name="P9"><text:span text:style-name="T6">Prosinec:</text:span><text:span text:style-name="T4"> Implementace odevzdávání projektů, příloh, anotací, uzamykání a řízení přístupů</text:span></text:p>
      <text:p text:style-name="P9"><text:span text:style-name="T6">Leden:</text:span><text:span text:style-name="T4"> Posudky, role vedoucího/oponenta, uživatelské upozornění na neaktivitu, Základní administrátorské přehledy</text:span></text:p>
      <text:p text:style-name="P9"><text:span text:style-name="T6">Únor:</text:span><text:span text:style-name="T4"> Implementace veřejných stránek projektů, zpřístupnění výběru prací, testování a ladění</text:span></text:p>
      <text:p text:style-name="P9"><text:span text:style-name="T6">Březen:</text:span><text:span text:style-name="T4"> Tvorba dokumentace a prezentace, závěrečné testy</text:span></text:p>
      <text:h text:style-name="P2" text:outline-level="4">Požadované výstupy:</text:h>
      <text:list text:style-name="WWNum8">
        <text:list-item>
          <text:p text:style-name="P10">Funkční webová aplikace pro správu maturitních projektů</text:p>
        </text:list-item>
        <text:list-item>
          <text:p text:style-name="P11">Uživatelské rozhraní pro všechny role (student, vedoucí, oponent, administrátor)</text:p>
        </text:list-item>
        <text:list-item>
          <text:p text:style-name="P11">Možnost zveřejnění vybraných projektů</text:p>
        </text:list-item>
        <text:list-item>
          <text:p text:style-name="P11">Uživatelská a technická dokumentace</text:p>
        </text:list-item>
        <text:list-item>
          <text:p text:style-name="P12">Prezentace a demonstrační ukázka</text:p>
        </text:list-item>
      </text:list>
      <text:h text:style-name="P2" text:outline-level="4">Hodnocení:</text:h>
      <text:list text:style-name="WWNum6">
        <text:list-item>
          <text:p text:style-name="P13">Projekt bude hodnocen na základě:</text:p>
        </text:list-item>
        <text:list-item>
          <text:p text:style-name="P14">Úplnosti a funkčnosti systému</text:p>
        </text:list-item>
        <text:list-item>
          <text:p text:style-name="P14">Srozumitelnosti a použitelnosti rozhraní pro cílové skupiny</text:p>
        </text:list-item>
        <text:list-item>
          <text:p text:style-name="P14">Schopnosti řídit přístupy a správu rolí</text:p>
        </text:list-item>
        <text:list-item>
          <text:p text:style-name="P14">Kvality dokumentace a prezentace</text:p>
        </text:list-item>
        <text:list-item>
          <text:p text:style-name="P15">Přínosu pro školní praxi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Cambria" fo:font-family="Cambria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1665in" fo:margin-bottom="0.3335in" style:contextual-spacing="false" fo:keep-together="always" fo:keep-with-next="always"/>
      <style:text-properties style:font-name="Calibri Light" fo:font-family="'Calibri Light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FreeSerif" style:font-family-complex="FreeSeri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ode-line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FreeSerif" style:font-family-complex="FreeSerif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/>
    </style:style>
    <style:style style:name="Formulář" style:family="text" style:parent-style-name="Default_20_Paragraph_20_Font">
      <style:text-properties fo:font-style="italic" style:font-style-asian="italic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n Koupil</meta:initial-creator>
    <meta:editing-cycles>68</meta:editing-cycles>
    <meta:creation-date>2019-06-03T06:08:00</meta:creation-date>
    <dc:date>2026-01-17T15:21:18.667361428</dc:date>
    <meta:generator>LibreOffice/25.8.4.2$Linux_X86_64 LibreOffice_project/580$Build-2</meta:generator>
    <meta:editing-duration>PT19H32M38S</meta:editing-duration>
    <meta:document-statistic meta:table-count="0" meta:image-count="0" meta:object-count="0" meta:page-count="3" meta:paragraph-count="61" meta:word-count="575" meta:character-count="4090" meta:non-whitespace-character-count="3610"/>
    <meta:user-defined meta:name="AppVersion">16.0000</meta:user-defined>
    <meta:user-defined meta:name="Company">ÚTEF ČVUT</meta:user-defined>
    <meta:user-defined meta:name="ComplianceAssetId"/>
    <meta:user-defined meta:name="ContentTypeId">0x0101008A3D0129B1814841B8633192DEA17F15</meta:user-defined>
    <meta:user-defined meta:name="MediaServiceImageTags" meta:value-type="string"/>
    <meta:user-defined meta:name="Order" meta:value-type="float">39824600</meta:user-defined>
    <meta:user-defined meta:name="TriggerFlowInfo" meta:value-type="string"/>
    <meta:user-defined meta:name="_ExtendedDescription" meta:value-type="string"/>
    <meta:template xlink:type="simple" xlink:actuate="onRequest" xlink:title="Normal.dotm" xlink:href=""/>
  </office:meta>
</office:document-meta>
</file>